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Methoden eines Cyberangriffs</text:p>
      <text:p text:style-name="Standard">Möchte man ein Botnetz aufbauen, so benötigt man verschiedene Arten von Software und Strategien um erfolgreich andere PCs und Netzwerke infizieren zu können. Dieses Kapitel befasst sich mit den<text:s/>Grundlagen und der Unterscheidung verschiedener Methoden im Cybercrime Umfeld, da das Wissen über diese essenziell ist, um einen effizienten Umgang mit Botnetzen zu erlauben.<text:s/></text:p>
      <text:p text:style-name="Standard">Viren: Ein Virus ist bösartige Software, welche sich an ein Programm oder eine ausführbare Datei hängen kann. Wird dieses ausgeführt, ermöglicht es dem Virus, den Code auf dem Rechner des Opfers auszuführen und verschiedene bösartige Aktionen wie das Löschen von Dateien oder ändern von Berechtigungen auszuführen. Ein Virus kann sich nicht eigenständig weiter verbreiten, er benötigt dafür die Hilfe eines Menschen oder anderer Programme<text:span text:style-name="Fußnotenzeichen"><text:note text:note-class="footnote" text:id="_ftn0"><text:note-citation>1</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ext:span><text:bookmark-start text:name="_Hlt133611034"/><text:bookmark-start text:name="_Hlt133611035"/><text:span text:style-name="Hyperlink">t</text:span><text:bookmark-end text:name="_Hlt133611034"/><text:bookmark-end text:name="_Hlt133611035"/><text:span text:style-name="Hyperlink"><text:s/>das und wie können Sie sich davor schützen? - IONOS</text:span></text:a></text:p></text:note-body></text:note></text:span></text:p>
      <text:p text:style-name="Standard">Würmer: Unter einem Wurm versteht man eine Unterklasse der Viren.<text:s/>Im Gegensatz zu normalen Viren, welche eine Interaktion mit den infizierten Daten benötigen, um sich zu verbreiten,<text:s/>können sich<text:s/>Würmer<text:s/>selbstständig im Netzwerk<text:s/>verbreiten, indem sie die Datenübertragungsfunktionen des Systems nutzen. Diese Eigenschaft macht die Würme zu einer weitaus größeren Gefahr als der klassische Virus, da er sich exponentiell vermehrt und schnell eine komplette Infrastruktur infizieren kann.<text:span text:style-name="Fußnotenzeichen"><text:note text:note-class="footnote" text:id="_ftn1"><text:note-citation>2</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text:span><text:span text:style-name="Hyperlink">n? - IONOS</text:span></text:a></text:p></text:note-body></text:note></text:span></text:p>
      <text:p text:style-name="Standard">Trojaner:<text:s/>Der Trojaner ist eine spezielle Form von Malware, welche darauf ausgelegt ist sich zu tarnen und unentdeckt zu bleiben.<text:s text:c="2"/>Ein Trojaner unterscheidet sich von einem Virus, da er sich im Vergleich zu diesem nicht an ein legitimes Programm anhängt, sondern sich als nützliche Anwendung tarnt und darauf wartet, ausgeführt zu<text:s/>werden.<text:s/>Wird er einmal ausgeführt kann er die gleichen verheerenden Folgen wie ein Virus haben.<text:s text:c="2"/><text:span text:style-name="Fußnotenzeichen"><text:note text:note-class="footnote" text:id="_ftn2"><text:note-citation>3</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text:span><text:span text:style-name="Hyperlink">r schützen? - IONOS</text:span></text:a></text:p></text:note-body></text:note></text:span></text:p>
      <text:p text:style-name="Standard">Rootkits: Bei einem Rootkit handelt es sich um eine Ansamlung verschiedener Schadprogramme, welche über Sicherheitslücken in das System gelangen und dem Angreifer einen permanenten Fernzugriff auf dieses erlauben. <text:s/>Rootkits sind gefährlich, da sie die Fähigkeit besitzen, sich vor Virenscannern zu verstecken und der User so nichts von diesen mitbekommt. Manche Rootkits schaffen es sogar, dem Anwender Administratorrechte zu erteilen, wodurch dieser den User nicht nur ausspionieren kann sondern uneingeschränkte Kontrolle über den kompletten Rechner erhält.<text:span text:style-name="Fußnotenzeichen"><text:note text:note-class="footnote" text:id="_ftn3"><text:note-citation>4</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n? - IONOS</text:span></text:a></text:p></text:note-body></text:note></text:span></text:p>
      <text:p text:style-name="Standard">Spyware: Spyware bezeichnet bösartige Software, die es sich nicht zum Ziel gemacht hat, direkt Schaden am System zu verursachen, sondern Informationen über das Opfer zu sammeln, indem es Internetaktivitäten trackt und Daten wie Passwörter sammelt. Die Software verschafft sich über Sicherheitsschwachstellen oder bspw. Spam Mails Zugriff auf das System.Die Spyware<text:s/>läuft ebenfalls versteckt im Hintergrund und wird meist erst bemerkt, wenn es schon zu spät ist<text:span text:style-name="Fußnotenzeichen"><text:note text:note-class="footnote" text:id="_ftn4"><text:note-citation>5</text:note-citation><text:note-body><text:p text:style-name="Fußnotentext"><text:s/><text:a xlink:href="https://de.malwarebytes.com/spyware/#:~:text=Was%20ist%20Spyware%3F-,Spyware.,Aktivit%C3%A4ten%20sowie%20weitere%20Daten%20sammelt." office:target-frame-name="_top" xlink:show="replace"><text:span text:style-name="Hyperlink">Spyware – was ist Spyware und wie wird sie entfernt? | Malwarebytes</text:span></text:a></text:p></text:note-body></text:note></text:span></text:p>
      <text:p text:style-name="Standard">Exploits: Exploits bezeichnen kleine Programme, welche Sicherheitslücken in Systemen ausfindig machen können, um anderen Schadprogrammen wie Viren oder Würmern zu helfen, sich in ein System einzunisten. Es wird zuerst eine Sicherheitslücke gesucht und Anschließend über diese im Arbeitsspeicher des Computers schädlicher Code<text:s/>platziert. Danach wird der Programmfluss abgeändert und auf den manipulierten Code geleitet. Über diesen aktiven Schadcode können nun verschiedene Funktion des Systems genutzt werden und verschiedene Betriebssystem<text:s/>Funktionen aufgerufen werden, um<text:s/>beispielsweise<text:s/>auch Schadcode aus dem Internet nachzuladen. Expoits sind nicht nur für Hacker wichtig, sondern lassen sic hauch als wichtiges Tool in der IT Sicherheit nutzen.<text:s/><text:soft-page-break/>Mit ihrer Hife können Forensiker und Sicherheitsexperten Systeme auf bekannte Sicherheitslücken prüfen und danach absichern.<text:span text:style-name="Fußnotenzeichen"><text:note text:note-class="footnote" text:id="_ftn5"><text:note-citation>6</text:note-citation><text:note-body><text:p text:style-name="Fußnotentext"><text:s/><text:a xlink:href="https://www.security-insider.de/was-ist-ein-exploit-a-618629/" office:target-frame-name="_top" xlink:show="replace"><text:span text:style-name="Hyperlink">Was ist ein Exploit? (security-insider.de)</text:span></text:a></text:p></text:note-body></text:note></text:span></text:p>
      <text:p text:style-name="Standard">Ransomware:<text:line-break/>Ransomware bezeichnet jede Art von Software, deren Aufgabe es ist, Daten und Speichermedien zu verschlüsseln. Damit wird den Usern der Zugriff auf Ihre Daten entzogen und die Täter können ein hohes Lösegeld dafür verlangen, die Daten wieder zu entschlüsseln. Meist werden für die Zahlungen Kryptowährungen verwendet, weil die Täter somit ihre Anonymität schützen können. In vielen Fällen werden die Daten jedoch auch nach Zahlen des Lösegeldes nicht wieder entschlüsselt und es wird oft immer mehr Geld gefordert. Deshalb ist es nicht Ratsam, auf die Forderungen der Täter einzugehen. Eine weiterentwickelte Form der Ransomware ist die Doxware, welche vor allem im Unternehmensumfeld vorkommt. Es werden neben der Verschlüsselung der Daten auch sensible Informationen gestohlen und gedroht, diese bei nicht Zahlung zu veröffentlichen oder an konkurrierende Unternehmen zu verkaufen.<text:span text:style-name="Fußnotenzeichen"><text:note text:note-class="footnote" text:id="_ftn6"><text:note-citation>7</text:note-citation><text:note-body><text:p text:style-name="Fußnotentext"><text:s/><text:a xlink:href="https://pub.fh-campuswien.ac.at/obvfcwhsacc/content/titleinfo/5816754/full.pdf" office:target-frame-name="_top" xlink:show="replace"><text:span text:style-name="Hyperlink">full.pdf (fh-campuswien.ac.at)</text:span></text:a><text:s/>S18-19</text:p></text:note-body></text:note></text:span></text:p>
      <text:p text:style-name="Standard">Social Engineering:<text:line-break/>Das Socialengineering sieht nicht den Computer, sondern den Menschen<text:s/>dahinter als Ziel des Angriffs. Es wird auf verschiedene Charaktereigenschaften wie Vertrauen, Angst oder Hilfsbereitschaft gesetzt, um sein Opfer dazu zu bringen, Informationen Preis zu geben oder Zugang zu verschiedenen Systemen zu erlangen. Somit schaft<text:s/>man es auf „natürliche“ Weise, das Ziel zu infiltrieren. Der Verbrecher benötigt weniger technische Kenntnisse, als menschliche Kenntnisse, um sein Opfer manipulieren zu können. Es gibt 3 Wichtige Arten des Social Engineerings, diese umfassen zum einen das Computer Based Social Engineering, bei dem technische Hilfsmittel wie Phishing Emails oder gefälschte Internetseiten benutzt werden, um Informationen des Opfers zu erlangen. Als nächstes gibt es das Human Based Social Engineering, in welchem über direkte<text:s/>Interaktion versucht wird, sich Informationen oder Zugang zu verschaffen indem dem Opfer Bsp. Unauffällig gefolgt wird oder man durch gezielte Fragen unterschwellig versucht dem gegenüber Informationen zu entlocken. Als Letztes das Reverse social Engineering, in welchem man das Opfer dazu bringt, von sich aus Informationen preiszugeben. Der wohl berühmteste Fall für Reverse Social Engineering sind die Anrufe vermeintlicher Microsoft Mitarbeiter, welche bei einem Problem am PC helfen möchten. Das Opfer glaubt, dass der Täter nur helfen möchte und gibt diesem Freiwillig einen Remote Zugriff auf sein System und schon hat die Falle zugeschnappt.<text:span text:style-name="Fußnotenzeichen"><text:note text:note-class="footnote" text:id="_ftn7"><text:note-citation>8</text:note-citation><text:note-body><text:p text:style-name="Fußnotentext"><text:s/><text:a xlink:href="https://pub.fh-campuswien.ac.at/obvfcwhsacc/content/titleinfo/5816754/full.pdf" office:target-frame-name="_top" xlink:show="replace"><text:span text:style-name="Hyperlink">full.pdf (fh-camp</text:span><text:span text:style-name="Hyperlink">uswien.ac.at)</text:span></text:a><text:s/>S23</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23T18:51:00Z</meta:creation-date>
    <dc:date>2023-04-28T19:52:00Z</dc:date>
    <meta:template xlink:href="Normal" xlink:type="simple"/>
    <meta:editing-cycles>2</meta:editing-cycles>
    <meta:editing-duration>PT0S</meta:editing-duration>
    <meta:document-statistic meta:page-count="2" meta:paragraph-count="12" meta:word-count="830" meta:character-count="6047" meta:row-count="43" meta:non-whitespace-character-count="5229"/>
  </office:meta>
</office:document-meta>
</file>